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ean_overall_weighte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tters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4765970526469" calcext:value-type="float">
            <text:p>0.014765970526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014803561492191" calcext:value-type="float">
            <text:p>0.014803561492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.0142473744241851" calcext:value-type="float">
            <text:p>0.014247374424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style-name="ce1" office:value-type="float" office:value="0.0138984161894769" calcext:value-type="float">
            <text:p>0.013898416189477</text:p>
          </table:table-cell>
        </table:table-row>
        <table:table-row table:style-name="ro1">
          <table:table-cell table:number-columns-repeated="2"/>
          <table:table-cell table:formula="of:=MIN([.C2:.C5])" office:value-type="float" office:value="0.0138984161894769" calcext:value-type="float">
            <text:p>0.013898416189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7:42.803600416</dc:date>
    <meta:editing-duration>PT21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